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officeooo:paragraph-rsid="001a5702"/>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d2d3b"/>
    </style:style>
    <style:style style:name="P4" style:family="paragraph" style:parent-style-name="Text_20_body">
      <style:paragraph-properties fo:text-align="justify" style:justify-single-word="false"/>
      <style:text-properties officeooo:paragraph-rsid="001eee7d"/>
    </style:style>
    <style:style style:name="P5" style:family="paragraph" style:parent-style-name="Text_20_body">
      <style:paragraph-properties fo:text-align="start" style:justify-single-word="false"/>
      <style:text-properties officeooo:paragraph-rsid="001a5702"/>
    </style:style>
    <style:style style:name="P6" style:family="paragraph" style:parent-style-name="Text_20_body">
      <style:paragraph-properties fo:text-align="start" style:justify-single-word="false"/>
      <style:text-properties officeooo:paragraph-rsid="001eee7d"/>
    </style:style>
    <style:style style:name="P7" style:family="paragraph" style:parent-style-name="Text_20_body">
      <style:paragraph-properties fo:text-align="justify" style:justify-single-word="false"/>
      <style:text-properties fo:font-size="11pt" officeooo:paragraph-rsid="001a5702" style:font-size-asian="11pt" style:font-size-complex="11pt"/>
    </style:style>
    <style:style style:name="P8" style:family="paragraph" style:parent-style-name="Text_20_body">
      <style:text-properties officeooo:paragraph-rsid="001a5702"/>
    </style:style>
    <style:style style:name="P9" style:family="paragraph" style:parent-style-name="Text_20_body">
      <style:paragraph-properties fo:margin-left="0cm" fo:margin-right="0cm" fo:text-indent="0cm" style:auto-text-indent="false"/>
      <style:text-properties officeooo:paragraph-rsid="001a5702"/>
    </style:style>
    <style:style style:name="P10" style:family="paragraph" style:parent-style-name="Title">
      <style:text-properties fo:font-size="26pt" officeooo:paragraph-rsid="001a5702" style:font-size-asian="26pt" style:font-size-complex="26pt"/>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text-properties style:text-underline-style="none"/>
    </style:style>
    <style:style style:name="P13" style:family="paragraph" style:parent-style-name="Heading_20_1">
      <style:paragraph-properties fo:text-align="justify" style:justify-single-word="false"/>
      <style:text-properties officeooo:rsid="0006382b" officeooo:paragraph-rsid="001a5702"/>
    </style:style>
    <style:style style:name="P14" style:family="paragraph" style:parent-style-name="Heading_20_1">
      <style:paragraph-properties fo:text-align="justify" style:justify-single-word="false"/>
      <style:text-properties officeooo:paragraph-rsid="001a5702"/>
    </style:style>
    <style:style style:name="P15" style:family="paragraph" style:parent-style-name="Text_20_body" style:list-style-name="L1">
      <style:text-properties fo:font-size="11pt" officeooo:paragraph-rsid="001a5702" style:font-size-asian="11pt" style:font-size-complex="11pt"/>
    </style:style>
    <style:style style:name="P16" style:family="paragraph" style:parent-style-name="Text_20_body" style:list-style-name="L2">
      <style:text-properties fo:font-size="11pt" officeooo:paragraph-rsid="001a5702" style:font-size-asian="11pt" style:font-size-complex="11pt"/>
    </style:style>
    <style:style style:name="P17" style:family="paragraph" style:parent-style-name="Text_20_body" style:list-style-name="L2">
      <style:text-properties fo:font-size="11pt" officeooo:paragraph-rsid="001b8163" style:font-size-asian="11pt" style:font-size-complex="11pt"/>
    </style:style>
    <style:style style:name="P18" style:family="paragraph" style:parent-style-name="Text_20_body" style:list-style-name="L3">
      <style:text-properties fo:font-size="11pt" officeooo:paragraph-rsid="001a5702" style:font-size-asian="11pt" style:font-size-complex="11pt"/>
    </style:style>
    <style:style style:name="P19" style:family="paragraph" style:parent-style-name="Text_20_body" style:list-style-name="L3">
      <style:text-properties fo:font-size="11pt" officeooo:paragraph-rsid="001b8163" style:font-size-asian="11pt" style:font-size-complex="11pt"/>
    </style:style>
    <style:style style:name="P20" style:family="paragraph" style:parent-style-name="Text_20_body" style:list-style-name="L4">
      <style:text-properties fo:font-size="11pt" officeooo:paragraph-rsid="001b8163" style:font-size-asian="11pt" style:font-size-complex="11pt"/>
    </style:style>
    <style:style style:name="P21" style:family="paragraph" style:parent-style-name="Text_20_body" style:list-style-name="L4">
      <style:text-properties fo:font-size="11pt" officeooo:paragraph-rsid="001a5702" style:font-size-asian="11pt" style:font-size-complex="11pt"/>
    </style:style>
    <style:style style:name="P22" style:family="paragraph" style:parent-style-name="Text_20_body" style:list-style-name="L5">
      <style:text-properties fo:font-size="11pt" officeooo:paragraph-rsid="001a5702" style:font-size-asian="11pt" style:font-size-complex="11pt"/>
    </style:style>
    <style:style style:name="P23" style:family="paragraph" style:parent-style-name="Text_20_body" style:list-style-name="L6">
      <style:text-properties fo:font-size="11pt" officeooo:paragraph-rsid="001a5702" style:font-size-asian="11pt" style:font-size-complex="11pt"/>
    </style:style>
    <style:style style:name="P24" style:family="paragraph" style:parent-style-name="Text_20_body" style:list-style-name="L7">
      <style:text-properties fo:font-size="11pt" officeooo:paragraph-rsid="001a5702" style:font-size-asian="11pt" style:font-size-complex="11pt"/>
    </style:style>
    <style:style style:name="P25" style:family="paragraph" style:parent-style-name="Text_20_body" style:list-style-name="L8">
      <style:text-properties fo:font-size="11pt" officeooo:paragraph-rsid="001e9dde" style:font-size-asian="11pt" style:font-size-complex="11pt"/>
    </style:style>
    <style:style style:name="P26" style:family="paragraph" style:parent-style-name="Text_20_body" style:list-style-name="L8">
      <style:text-properties fo:font-size="11pt" officeooo:paragraph-rsid="001a5702" style:font-size-asian="11pt" style:font-size-complex="11pt"/>
    </style:style>
    <style:style style:name="P27" style:family="paragraph" style:parent-style-name="Text_20_body" style:list-style-name="L4">
      <style:text-properties officeooo:paragraph-rsid="001a5702"/>
    </style:style>
    <style:style style:name="P28" style:family="paragraph" style:parent-style-name="Text_20_body" style:list-style-name="L6">
      <style:text-properties officeooo:paragraph-rsid="001a5702"/>
    </style:style>
    <style:style style:name="P29" style:family="paragraph" style:parent-style-name="Text_20_body" style:list-style-name="L7">
      <style:text-properties officeooo:paragraph-rsid="001a5702"/>
    </style:style>
    <style:style style:name="P30" style:family="paragraph" style:parent-style-name="Text_20_body">
      <style:paragraph-properties fo:margin-left="0cm" fo:margin-right="0cm" fo:text-indent="0cm" style:auto-text-indent="false"/>
      <style:text-properties officeooo:paragraph-rsid="001a5702"/>
    </style:style>
    <style:style style:name="P31" style:family="paragraph" style:parent-style-name="Text_20_body">
      <style:paragraph-properties fo:text-align="justify" style:justify-single-word="false"/>
      <style:text-properties officeooo:paragraph-rsid="001a5702"/>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officeooo:paragraph-rsid="0020b1d2"/>
    </style:style>
    <style:style style:name="P34" style:family="paragraph" style:parent-style-name="Text_20_body">
      <style:paragraph-properties fo:text-align="start" style:justify-single-word="false"/>
      <style:text-properties officeooo:paragraph-rsid="001eee7d"/>
    </style:style>
    <style:style style:name="P35" style:family="paragraph" style:parent-style-name="Text_20_body">
      <style:paragraph-properties fo:text-align="start" style:justify-single-word="false"/>
      <style:text-properties officeooo:paragraph-rsid="001a5702"/>
    </style:style>
    <style:style style:name="T1" style:family="text">
      <style:text-properties officeooo:rsid="000d8136"/>
    </style:style>
    <style:style style:name="T2" style:family="text">
      <style:text-properties fo:font-size="11pt" style:font-size-asian="11pt" style:font-size-complex="11pt"/>
    </style:style>
    <style:style style:name="T3" style:family="text">
      <style:text-properties fo:font-size="11pt" officeooo:rsid="001b8163" style:font-size-asian="11pt" style:font-size-complex="11pt"/>
    </style:style>
    <style:style style:name="T4" style:family="text">
      <style:text-properties officeooo:rsid="000bd350"/>
    </style:style>
    <style:style style:name="T5" style:family="text">
      <style:text-properties officeooo:rsid="001b4f93"/>
    </style:style>
    <style:style style:name="T6" style:family="text">
      <style:text-properties officeooo:rsid="0006382b"/>
    </style:style>
    <style:style style:name="T7" style:family="text">
      <style:text-properties fo:font-weight="bold" style:font-weight-asian="bold" style:font-weight-complex="bold"/>
    </style:style>
    <style:style style:name="T8" style:family="text">
      <style:text-properties fo:font-weight="bold" officeooo:rsid="0006382b" style:font-weight-asian="bold" style:font-weight-complex="bold"/>
    </style:style>
    <style:style style:name="T9" style:family="text">
      <style:text-properties fo:font-weight="bold" officeooo:rsid="0007a5cd" style:font-weight-asian="bold" style:font-weight-complex="bold"/>
    </style:style>
    <style:style style:name="T10" style:family="text">
      <style:text-properties fo:font-weight="bold" officeooo:rsid="0009b92b" style:font-weight-asian="bold" style:font-weight-complex="bold"/>
    </style:style>
    <style:style style:name="T11" style:family="text">
      <style:text-properties fo:font-weight="bold" officeooo:rsid="000a41b5" style:font-weight-asian="bold" style:font-weight-complex="bold"/>
    </style:style>
    <style:style style:name="T12" style:family="text">
      <style:text-properties fo:font-weight="bold" officeooo:rsid="000b2589" style:font-weight-asian="bold" style:font-weight-complex="bold"/>
    </style:style>
    <style:style style:name="T13" style:family="text">
      <style:text-properties fo:font-weight="bold" officeooo:rsid="001d2d3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07a5cd" style:font-weight-asian="normal" style:font-weight-complex="normal"/>
    </style:style>
    <style:style style:name="T16" style:family="text">
      <style:text-properties fo:font-weight="normal" officeooo:rsid="00097e38" style:font-weight-asian="normal" style:font-weight-complex="normal"/>
    </style:style>
    <style:style style:name="T17" style:family="text">
      <style:text-properties fo:font-weight="normal" officeooo:rsid="000a41b5" style:font-weight-asian="normal" style:font-weight-complex="normal"/>
    </style:style>
    <style:style style:name="T18" style:family="text">
      <style:text-properties fo:font-weight="normal" officeooo:rsid="001eee7d" style:font-weight-asian="normal" style:font-weight-complex="normal"/>
    </style:style>
    <style:style style:name="T19" style:family="text">
      <style:text-properties fo:font-weight="normal" officeooo:rsid="001d2d3b" style:font-weight-asian="normal" style:font-weight-complex="normal"/>
    </style:style>
    <style:style style:name="T20" style:family="text">
      <style:text-properties officeooo:rsid="00097e38"/>
    </style:style>
    <style:style style:name="T21" style:family="text">
      <style:text-properties officeooo:rsid="001a5702"/>
    </style:style>
    <style:style style:name="T22" style:family="text">
      <style:text-properties officeooo:rsid="001b8163"/>
    </style:style>
    <style:style style:name="T23" style:family="text">
      <style:text-properties officeooo:rsid="001e9dde"/>
    </style:style>
    <style:style style:name="T24" style:family="text">
      <style:text-properties officeooo:rsid="001eee7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linical Case <text:span text:style-name="T23">11</text:span></text:p>
      <text:h text:style-name="P13" text:outline-level="1">Patient Data:</text:h>
      <text:p text:style-name="P1"><text:span text:style-name="Strong_20_Emphasis"><text:span text:style-name="T2">Demographic:</text:span></text:span></text:p>
      <text:list text:style-name="L1">
        <text:list-item>
          <text:p text:style-name="P15">Age: <text:span text:style-name="T23">31</text:span></text:p>
        </text:list-item>
        <text:list-item>
          <text:p text:style-name="P15">Sex: <text:span text:style-name="T23">M</text:span><text:span text:style-name="T4">ale</text:span></text:p>
        </text:list-item>
        <text:list-item>
          <text:p text:style-name="P15">Weight (kg): <text:span text:style-name="T23">96</text:span></text:p>
        </text:list-item>
        <text:list-item>
          <text:p text:style-name="P15">Height (cm): 1<text:span text:style-name="T23">70</text:span></text:p>
        </text:list-item>
      </text:list>
      <text:p text:style-name="P8"><text:span text:style-name="Strong_20_Emphasis"><text:span text:style-name="T2">Patient history:</text:span></text:span></text:p>
      <text:list text:style-name="L2">
        <text:list-item>
          <text:p text:style-name="P16">Cancer (any type): <text:span text:style-name="T21">No</text:span></text:p>
        </text:list-item>
        <text:list-item>
          <text:p text:style-name="P16">Heart failure: <text:span text:style-name="T22">No</text:span></text:p>
        </text:list-item>
        <text:list-item>
          <text:p text:style-name="P17">COPD: <text:span text:style-name="T23">No</text:span></text:p>
        </text:list-item>
        <text:list-item>
          <text:p text:style-name="P16">Chronic Cardiopulmonary Disease: <text:span text:style-name="T23">Missing</text:span></text:p>
        </text:list-item>
      </text:list>
      <text:p text:style-name="P8"><text:span text:style-name="Strong_20_Emphasis"><text:span text:style-name="T2">Absolute Contraindications for:</text:span></text:span></text:p>
      <text:list text:style-name="L3">
        <text:list-item>
          <text:p text:style-name="P18">Haemorrhagic stroke (previous 6 months): <text:span text:style-name="T22">No</text:span></text:p>
        </text:list-item>
        <text:list-item>
          <text:p text:style-name="P19">Unknown-origin ischemic stroke (previous 6 months): <text:span text:style-name="T23">No</text:span></text:p>
        </text:list-item>
        <text:list-item>
          <text:p text:style-name="P18">Central nervous system neoplasm: No</text:p>
        </text:list-item>
        <text:list-item>
          <text:p text:style-name="P18">Major trauma (previous 3 weeks): <text:span text:style-name="T1">No</text:span></text:p>
        </text:list-item>
        <text:list-item>
          <text:p text:style-name="P18">Major surgery (previous 3 weeks): <text:span text:style-name="T23">No</text:span></text:p>
        </text:list-item>
        <text:list-item>
          <text:p text:style-name="P18">Bleeding diathesis: No</text:p>
        </text:list-item>
        <text:list-item>
          <text:p text:style-name="P18">Active bleeding: No</text:p>
        </text:list-item>
      </text:list>
      <text:p text:style-name="P8"><text:span text:style-name="Strong_20_Emphasis"><text:span text:style-name="T2">Relative Contraindications for:</text:span></text:span></text:p>
      <text:list text:style-name="L4">
        <text:list-item>
          <text:p text:style-name="P20">Transient ischemic attack (previous 6 months): <text:span text:style-name="T21">Missing</text:span></text:p>
        </text:list-item>
        <text:list-item>
          <text:p text:style-name="P20">Oral anticoagulation: <text:span text:style-name="T23">No</text:span></text:p>
        </text:list-item>
        <text:list-item>
          <text:p text:style-name="P21">Pregnancy: <text:span text:style-name="T21">No</text:span></text:p>
        </text:list-item>
        <text:list-item>
          <text:p text:style-name="P21">First postpartum week: <text:span text:style-name="T21">No</text:span></text:p>
        </text:list-item>
        <text:list-item>
          <text:p text:style-name="P21">Non compressible puncture sites: <text:span text:style-name="T21">No</text:span></text:p>
        </text:list-item>
        <text:list-item>
          <text:p text:style-name="P21">Traumatic resuscitation: No</text:p>
        </text:list-item>
        <text:list-item>
          <text:p text:style-name="P20">Refractory hypertension (SBP &gt; 180 mmHg): <text:span text:style-name="T23">No</text:span></text:p>
        </text:list-item>
        <text:list-item>
          <text:p text:style-name="P21">Advanced liver disease: <text:span text:style-name="T23">Missing</text:span></text:p>
        </text:list-item>
        <text:list-item>
          <text:p text:style-name="P21">Infective endocarditis: <text:span text:style-name="T23">No</text:span></text:p>
        </text:list-item>
        <text:list-item>
          <text:p text:style-name="P27">Active peptic ulcer: <text:span text:style-name="T23">No</text:span></text:p>
          <text:p text:style-name="P27"/>
        </text:list-item>
      </text:list>
      <text:p text:style-name="P8"><text:soft-page-break/><text:span text:style-name="Strong_20_Emphasis"><text:span text:style-name="T2">Physical Examination:</text:span></text:span></text:p>
      <text:list text:style-name="L5">
        <text:list-item>
          <text:p text:style-name="P22">Systolic blood pressure (SBP): <text:span text:style-name="T22">1</text:span><text:span text:style-name="T23">12</text:span> mmHg</text:p>
        </text:list-item>
        <text:list-item>
          <text:p text:style-name="P22">Diastolic blood pressure (DBP): <text:span text:style-name="T23">79</text:span><text:span text:style-name="T5"> </text:span>mmHg</text:p>
        </text:list-item>
        <text:list-item>
          <text:p text:style-name="P22">Hypoperfusion: <text:span text:style-name="T22">Missing</text:span></text:p>
        </text:list-item>
        <text:list-item>
          <text:p text:style-name="P22">Cardiac frequency: <text:span text:style-name="T23">110</text:span> bpm</text:p>
        </text:list-item>
        <text:list-item>
          <text:p text:style-name="P22">Respiratory frequency: <text:span text:style-name="T23">2</text:span><text:span text:style-name="T22">3</text:span> breaths/min</text:p>
        </text:list-item>
        <text:list-item>
          <text:p text:style-name="P22">Temperature (ºC): 3<text:span text:style-name="T22">8.</text:span><text:span text:style-name="T23">0</text:span></text:p>
        </text:list-item>
        <text:list-item>
          <text:p text:style-name="P22">Altered mental status: <text:span text:style-name="T22">No</text:span></text:p>
        </text:list-item>
        <text:list-item>
          <text:p text:style-name="P22">Glasgow scale: 1<text:span text:style-name="T22">5</text:span></text:p>
        </text:list-item>
        <text:list-item>
          <text:p text:style-name="P22">Oxygen saturation (%): <text:span text:style-name="T21">9</text:span><text:span text:style-name="T23">1</text:span></text:p>
        </text:list-item>
      </text:list>
      <text:p text:style-name="P8"><text:span text:style-name="Strong_20_Emphasis"><text:span text:style-name="T2">Echocardiography:</text:span></text:span></text:p>
      <text:list text:style-name="L6">
        <text:list-item>
          <text:p text:style-name="P28"><text:span text:style-name="T2">RV dysfunction: </text:span>Not Available </text:p>
        </text:list-item>
        <text:list-item>
          <text:p text:style-name="P23">RV/LV diameter ratio: Not Available</text:p>
        </text:list-item>
        <text:list-item>
          <text:p text:style-name="P28"><text:span text:style-name="T2">Tapse: </text:span>Not Available </text:p>
        </text:list-item>
        <text:list-item>
          <text:p text:style-name="P28"><text:span text:style-name="T2">McConell sign: </text:span>Not Available </text:p>
        </text:list-item>
        <text:list-item>
          <text:p text:style-name="P23">Right heart thrombi: Not Available</text:p>
        </text:list-item>
        <text:list-item>
          <text:p text:style-name="P28"><text:span text:style-name="T2">IVC diameter (cm): </text:span>Not Available </text:p>
        </text:list-item>
        <text:list-item>
          <text:p text:style-name="P28"><text:span text:style-name="T2">IVC inspiratory collapsibility: </text:span>Not Available </text:p>
        </text:list-item>
        <text:list-item>
          <text:p text:style-name="P28"><text:span text:style-name="T2">Peak systolic velocity tricuspid annulus: </text:span>Not Available </text:p>
        </text:list-item>
      </text:list>
      <text:p text:style-name="P8"><text:span text:style-name="Strong_20_Emphasis"><text:span text:style-name="T2">CTPA:</text:span></text:span></text:p>
      <text:list text:style-name="L7">
        <text:list-item>
          <text:p text:style-name="P24">Pulmonary embolism: <text:span text:style-name="T21">Yes</text:span></text:p>
        </text:list-item>
        <text:list-item>
          <text:p text:style-name="P29"><text:span text:style-name="T2">RV/LV diameter ratio: </text:span><text:span text:style-name="T3">Not Available</text:span></text:p>
        </text:list-item>
        <text:list-item>
          <text:p text:style-name="P24">Contrast reflux into IV: <text:span text:style-name="T22">Not Available</text:span></text:p>
        </text:list-item>
      </text:list>
      <text:p text:style-name="P8"><text:span text:style-name="Strong_20_Emphasis"><text:span text:style-name="T2">Laboratory Test:</text:span></text:span></text:p>
      <text:list text:style-name="L8">
        <text:list-item>
          <text:p text:style-name="P25">Troponin elevated: <text:span text:style-name="T22">Not Available</text:span></text:p>
        </text:list-item>
        <text:list-item>
          <text:p text:style-name="P26">NtproBNP elevated: <text:span text:style-name="T22">Not Available</text:span></text:p>
        </text:list-item>
        <text:list-item>
          <text:p text:style-name="P25">Creatinine (mg/dL): <text:span text:style-name="T22">Not Available</text:span></text:p>
        </text:list-item>
        <text:list-item>
          <text:p text:style-name="P25">CrCl (mL/min): <text:span text:style-name="T22">Not Available</text:span></text:p>
        </text:list-item>
      </text:list>
      <text:p text:style-name="P7"/>
      <text:p text:style-name="P7"/>
      <text:p text:style-name="P7"/>
      <text:p text:style-name="P7"/>
      <text:p text:style-name="P7"/>
      <text:p text:style-name="P7"><text:soft-page-break/></text:p>
      <text:h text:style-name="P14" text:outline-level="1"><text:span text:style-name="T6">Interaction with the Virtual Asistent</text:span>: Patient Analysis </text:h>
      <text:p text:style-name="P1"/>
      <text:p text:style-name="P1"><text:span text:style-name="T8">Chatbot:</text:span><text:span text:style-name="T6"> </text:span>Hello! I am a virtual assistant specialized in <text:span text:style-name="Strong_20_Emphasis"><text:span text:style-name="T14">Pulmonary Embolism clinical management</text:span></text:span>. My purpose is to assist you by providing evidence-based recommendations, retrieving relevant guideline information, and supporting risk assessment for PE patients.</text:p>
      <text:p text:style-name="P9">To begin, please select a patient by entering a number between 1 and <text:span text:style-name="T6">20</text:span> from the available patient database.</text:p>
      <text:p text:style-name="P9"/>
      <text:p text:style-name="P1"><text:span text:style-name="T8">User:</text:span><text:span text:style-name="T6"> Patient </text:span><text:span text:style-name="T24">11</text:span></text:p>
      <text:p text:style-name="P1"/>
      <text:p text:style-name="P1"><text:span text:style-name="T7">Chatbot:</text:span><text:span text:style-name="T14"> Patient Patient </text:span><text:span text:style-name="T18">11</text:span><text:span text:style-name="T14"> loaded successfully. </text:span><text:span text:style-name="T15">Please type your query.</text:span></text:p>
      <text:p text:style-name="P1"><text:span text:style-name="T15"/></text:p>
      <text:p text:style-name="P1"><text:span text:style-name="T9">User:</text:span><text:span text:style-name="T15"> Please evaluate the patient’s status and provide a clinical recommendation for further management. </text:span></text:p>
      <text:p text:style-name="P1"><text:span text:style-name="T9">------------------------------------------ </text:span><text:span text:style-name="T10">METRICS CALCULATION ---------------------------------------<text:line-break/></text:span><text:span text:style-name="T9"><text:line-break/>Chatbot: </text:span><text:span text:style-name="T16">First I need to calculate the PESI, sPESI and Risk of Early Mortality of the patient:</text:span></text:p>
      <text:p text:style-name="P1"><text:span text:style-name="T16"/></text:p>
      <text:p text:style-name="P4"><text:span text:style-name="Strong_20_Emphasis"><text:span text:style-name="T20">Chatbot:</text:span></text:span><text:span text:style-name="T16"> Please provide a value for the missing parameter: 'Chronic Cardiopulmonary Disease'. If you cannot provide the value, indicate 'unknown'.</text:span></text:p>
      <text:p text:style-name="P5"><text:span text:style-name="T16"><text:line-break/></text:span><text:span text:style-name="Strong_20_Emphasis"><text:span text:style-name="T20">User:</text:span></text:span><text:span text:style-name="T16"> No</text:span></text:p>
      <text:p text:style-name="P5"/>
      <text:p text:style-name="P1"><text:span text:style-name="T9">Chatbot: </text:span><text:span text:style-name="T15">Step-by-step calculation of the PESI score for the given patient:</text:span><text:span text:style-name="T16"><text:line-break/><text:line-break/>1. Age: The patient is 31 years old. According to the PESI score, the age in years is added directly as points. </text:span></text:p>
      <text:p text:style-name="P2">Points = 31</text:p>
      <text:p text:style-name="P2">2. Male sex: The patient is male, so add 10 points. </text:p>
      <text:p text:style-name="P2">Points = 31 + 10 = 41</text:p>
      <text:p text:style-name="P2">3. Cancer (any type): The patient has no cancer. </text:p>
      <text:p text:style-name="P2">Points = 41 + 0 = 41</text:p>
      <text:p text:style-name="P2">4. Chronic heart failure: The patient has no heart failure. </text:p>
      <text:p text:style-name="P2">Points = 41 + 0 = 41</text:p>
      <text:p text:style-name="P2"><text:soft-page-break/>5. Chronic pulmonary disease: The patient has no COPD or chronic cardiopulmonary disease. </text:p>
      <text:p text:style-name="P2">Points = 41 + 0 = 41</text:p>
      <text:p text:style-name="P2">6. Pulse rate ≥ 110 bpm: The patient’s heart rate is 110 bpm, which is exactly 110, so this counts. Add 20 points. </text:p>
      <text:p text:style-name="P2">Points = 41 + 20 = 61</text:p>
      <text:p text:style-name="P2">7. Systolic blood pressure &lt; 100 mmHg: The patient’s SBP is 112 mmHg, which is not less than 100. </text:p>
      <text:p text:style-name="P2">Points = 61 + 0 = 61</text:p>
      <text:p text:style-name="P2">8. Respiratory rate &gt; 30 breaths per minute: The patient’s respiratory rate is 23, which is not greater than 30. </text:p>
      <text:p text:style-name="P2">Points = 61 + 0 = 61</text:p>
      <text:p text:style-name="P2">9. Temperature &lt; 36ºC: The patient’s temperature is 38.0ºC, so no points added. </text:p>
      <text:p text:style-name="P2">Points = 61 + 0 = 61</text:p>
      <text:p text:style-name="P2">10. Altered mental status: The patient has no altered mental status. </text:p>
      <text:p text:style-name="P2">Points = 61 + 0 = 61</text:p>
      <text:p text:style-name="P2">11. Arterial oxyhaemoglobin saturation &lt; 90%: The patient’s oxygen saturation is 91%, which is not less than 90%. </text:p>
      <text:p text:style-name="P2">Points = 61 + 0 = 61</text:p>
      <text:p text:style-name="P2"/>
      <text:p text:style-name="P2">Sum of all points = 61</text:p>
      <text:p text:style-name="P2">The patient’s score is 61, which falls into Class I (very low 30-day mortality risk).</text:p>
      <text:p text:style-name="P1"/>
      <text:p text:style-name="P1"><text:span text:style-name="T9">Chatbot: </text:span><text:span text:style-name="T15">Step-by-step calculation of the sPESI score:<text:line-break/></text:span><text:span text:style-name="Strong_20_Emphasis"><text:span text:style-name="T15">1. Age &gt; 80 years: The patient is 31 years old, so 0 points.</text:span></text:span></text:p>
      <text:p text:style-name="P2">2. Cancer (any type): The patient has no history of cancer, so 0 points.</text:p>
      <text:p text:style-name="P2">3. Chronic heart failure: The patient has no history of heart failure, so 0 points.</text:p>
      <text:p text:style-name="P2">4. Chronic pulmonary disease: The patient has no COPD or chronic cardiopulmonary disease, so 0 points.</text:p>
      <text:p text:style-name="P2">5. Pulse rate ≥ 110 bpm: The patient’s heart rate is 110 bpm, which meets the threshold, so 1 point.</text:p>
      <text:p text:style-name="P2">6. Systolic blood pressure &lt; 100 mmHg: The patient’s SBP is 112 mmHg, so 0 points.</text:p>
      <text:p text:style-name="P2">7. Arterial oxyhaemoglobin saturation &lt; 90%: The patient’s oxygen saturation is 91%, so 0 points.</text:p>
      <text:p text:style-name="P2"/>
      <text:p text:style-name="P2">Summing the points: 0 + 0 + 0 + 0 + 1 + 0 + 0 = 1 point.</text:p>
      <text:p text:style-name="P2">sPESI value: 1 (High)</text:p>
      <text:p text:style-name="P1"><text:soft-page-break/><text:span text:style-name="T9">Chatbot: </text:span><text:span text:style-name="T15">Step-by-step reasoning to classify the risk of early mortality for this patient with pulmonary embolism (PE): </text:span></text:p>
      <text:p text:style-name="P1">1. Haemodynamic instability assessment:</text:p>
      <text:p text:style-name="P2">- Haemodynamic instability is defined as cardiac arrest, obstructive shock (SBP &lt;90 mmHg or need for vasopressors despite adequate filling), or persistent hypotension (SBP &lt;90 mmHg or drop &gt;40 mmHg for &gt;15 min).</text:p>
      <text:p text:style-name="P2">- Patient’s SBP is 112 mmHg, which is above 90 mmHg.</text:p>
      <text:p text:style-name="P2">- No information about vasopressor use or cardiac arrest.</text:p>
      <text:p text:style-name="P2">- Therefore, haemodynamic instability is absent (-).</text:p>
      <text:p text:style-name="P2"/>
      <text:p text:style-name="P2">2. Clinical parameters of PE severity and/or comorbidity:</text:p>
      <text:p text:style-name="P2">- PESI class is I (value 61), which corresponds to low risk.</text:p>
      <text:p text:style-name="P2">- sPESI value is 1, which is ≥1, indicating some risk.</text:p>
      <text:p text:style-name="P2">- According to the table, clinical parameters are considered positive if PESI class III-V or sPESI ≥1.</text:p>
      <text:p text:style-name="P2">- Here, sPESI = 1, so clinical parameters are positive (+).</text:p>
      <text:p text:style-name="P2"/>
      <text:p text:style-name="P2">3. RV dysfunction on TTE or CTPA:</text:p>
      <text:p text:style-name="P2">- Echocardiography data are not available.</text:p>
      <text:p text:style-name="P2">- CTPA shows PE confirmed, but RV/LV diameter ratio and contrast reflux are not available.</text:p>
      <text:p text:style-name="P2">- Since RV dysfunction is unknown, we cannot confirm if it is positive or negative.</text:p>
      <text:p text:style-name="P2">- Because we cannot assume absence, we must consider this as unknown.</text:p>
      <text:p text:style-name="P2">- For safety, we cannot classify this as positive (+) or negative (-).</text:p>
      <text:p text:style-name="P2"/>
      <text:p text:style-name="P2">4. Elevated cardiac troponin levels:</text:p>
      <text:p text:style-name="P2">- Troponin data are not available.</text:p>
      <text:p text:style-name="P2">- Cannot assume elevated or normal.</text:p>
      <text:p text:style-name="P2">- Consider unknown.</text:p>
      <text:p text:style-name="P2"/>
      <text:p text:style-name="P2">5. Summary of findings:</text:p>
      <text:p text:style-name="P2">- Haemodynamic instability: No (-)</text:p>
      <text:p text:style-name="P2">- Clinical parameters: Yes (+) (due to sPESI ≥1)</text:p>
      <text:p text:style-name="P2">- RV dysfunction: Unknown (missing data)</text:p>
      <text:p text:style-name="P4">- Troponin elevation: Unknown (missing data)</text:p>
      <text:p text:style-name="P4"><text:soft-page-break/></text:p>
      <text:p text:style-name="P4">6. Classification according to the table:</text:p>
      <text:p text:style-name="P2">- High risk requires haemodynamic instability (+) plus clinical parameters (+) plus RV dysfunction (+) plus troponin (+). Not met.</text:p>
      <text:p text:style-name="P2">- Intermediate-high risk requires no haemodynamic instability (-), clinical parameters (+), RV dysfunction (+), and troponin (+). Not met because RV dysfunction and troponin are unknown.</text:p>
      <text:p text:style-name="P2">- Intermediate-low risk requires no haemodynamic instability (-), clinical parameters (+), and one or none positive among RV dysfunction and troponin. Here, clinical parameters are positive, RV dysfunction and troponin unknown.</text:p>
      <text:p text:style-name="P2">- Since RV dysfunction and troponin are unknown, we cannot confirm if one or none is positive.</text:p>
      <text:p text:style-name="P2">- However, given the absence of haemodynamic instability and positive clinical parameters, and lack of evidence for RV dysfunction or troponin elevation, the safest classification is intermediate-low risk.</text:p>
      <text:p text:style-name="P2">- Low risk requires no haemodynamic instability (-), clinical parameters negative (-). Not met because sPESI is 1 (positive).</text:p>
      <text:p text:style-name="P2"/>
      <text:p text:style-name="P2">7. Conclusion:</text:p>
      <text:p text:style-name="P2">- Due to missing data on RV dysfunction and troponin, but positive clinical parameters (sPESI ≥1) and no haemodynamic instability, the patient fits best into the intermediate-low risk category.</text:p>
      <text:p text:style-name="P2">- This classification is cautious and prioritizes patient safety given missing data.</text:p>
      <text:p text:style-name="P2"/>
      <text:p text:style-name="P2">Risk of Early Mortality level: Intermediate-low</text:p>
      <text:p text:style-name="P1"><text:span text:style-name="T15"/></text:p>
      <text:p text:style-name="P1"><text:span text:style-name="T9">---------------------------------- </text:span><text:span text:style-name="T10">RECOMMENDATION GENERATION -</text:span><text:span text:style-name="T9">-</text:span><text:span text:style-name="T10">-------------------------------</text:span></text:p>
      <text:p text:style-name="P1"><text:span text:style-name="T9">------------------------------------------------- </text:span><text:span text:style-name="T11">R</text:span><text:span text:style-name="T12">easoning Steps</text:span><text:span text:style-name="T10"> -</text:span><text:span text:style-name="T9">-</text:span><text:span text:style-name="T10">-----------------------------------------------</text:span></text:p>
      <text:p text:style-name="P1"><text:span text:style-name="T9">Chatbot: </text:span><text:span text:style-name="T15">The patient is confirmed to have pulmonary embolism (PE) based on the CTPA result ("Pulmonary embolism": yes). Therefore, the clinical scenario is "Confirmed PE," and the focus should be on treatment recommendations.</text:span></text:p>
      <text:p text:style-name="P2">Key clinical data points:</text:p>
      <text:p text:style-name="P2">- Age: 31 years, male, weight 96 kg, height 170 cm.</text:p>
      <text:p text:style-name="P2">- No history of cancer, heart failure, COPD, or chronic cardiopulmonary disease.</text:p>
      <text:p text:style-name="P2">- No absolute contraindications for thrombolysis clearly identified, but "Major trauma (previous 3 weeks)" is missing, and some relative contraindications are missing (Transient ischemic attack, advanced liver disease).</text:p>
      <text:p text:style-name="P2">- Vital signs: SBP 112 mmHg (normal), HR 110 bpm (tachycardia), RR 23 (mild tachypnea), Temp 38.0°C (fever), O2 sat 91% (mild hypoxemia).</text:p>
      <text:p text:style-name="P2"><text:soft-page-break/>- No altered mental status.</text:p>
      <text:p text:style-name="P2">- PESI score 61 (Class I), sPESI score 1 (High), early mortality risk intermediate-low.</text:p>
      <text:p text:style-name="P2">- Echocardiography and lab markers of RV dysfunction and myocardial injury (troponin, NT-proBNP) are not available.</text:p>
      <text:p text:style-name="P2">- RV/LV ratio on CTPA is not available.</text:p>
      <text:p text:style-name="P2"/>
      <text:p text:style-name="P2">The patient is hemodynamically stable (SBP &gt; 90 mmHg, no hypoperfusion or altered mental status), but has tachycardia and mild hypoxemia. The PESI class I suggests low risk, but sPESI is high, indicating some risk factors.</text:p>
      <text:p text:style-name="P2">The missing data on major trauma and relative contraindications (TIA, advanced liver disease) are important to clarify before considering thrombolysis or other advanced therapies.</text:p>
      <text:p text:style-name="P2">Also, the absence of echocardiographic and biomarker data limits the ability to fully risk stratify the patient for intermediate or high-risk PE.</text:p>
      <text:p text:style-name="P33">Given the confirmed PE and intermediate-low early mortality risk, the main treatment is anticoagulation unless contraindicated.</text:p>
      <text:p text:style-name="P2">Next steps:</text:p>
      <text:p text:style-name="P2">- Request missing data on major trauma, transient ischemic attack, and advanced liver disease to assess contraindications for thrombolysis.</text:p>
      <text:p text:style-name="P1"><text:span text:style-name="T15"/></text:p>
      <text:p text:style-name="P4"><text:span text:style-name="Strong_20_Emphasis"><text:span text:style-name="T20">Chatbot:</text:span></text:span><text:span text:style-name="T16"> Please provide a value for the missing parameter: 'Major trauma (previous 3 weeks)'. If you cannot provide the value, indicate 'unknown'.</text:span></text:p>
      <text:p text:style-name="P6"><text:span text:style-name="T16"><text:line-break/></text:span><text:span text:style-name="Strong_20_Emphasis"><text:span text:style-name="T20">User:</text:span></text:span><text:span text:style-name="T16"> No</text:span></text:p>
      <text:p text:style-name="P6"><text:span text:style-name="T16"/></text:p>
      <text:p text:style-name="P4"><text:span text:style-name="Strong_20_Emphasis"><text:span text:style-name="T20">Chatbot:</text:span></text:span><text:span text:style-name="T16"> Please provide a value for the missing parameter: 'Transient ischemic attack (previous 6 months)'. If you cannot provide the value, indicate 'unknown'.</text:span></text:p>
      <text:p text:style-name="P6"><text:span text:style-name="T16"><text:line-break/></text:span><text:span text:style-name="Strong_20_Emphasis"><text:span text:style-name="T20">User:</text:span></text:span><text:span text:style-name="T16"> No</text:span></text:p>
      <text:p text:style-name="P6"><text:span text:style-name="T16"/></text:p>
      <text:p text:style-name="P4"><text:span text:style-name="Strong_20_Emphasis"><text:span text:style-name="T20">Chatbot:</text:span></text:span><text:span text:style-name="T16"> Please provide a value for the missing parameter: 'Advanced liver disease'. If you cannot provide the value, indicate 'unknown'.</text:span></text:p>
      <text:p text:style-name="P6"><text:span text:style-name="T16"><text:line-break/></text:span><text:span text:style-name="Strong_20_Emphasis"><text:span text:style-name="T20">User:</text:span></text:span><text:span text:style-name="T16"> No</text:span></text:p>
      <text:p text:style-name="P6"><text:span text:style-name="T16"/></text:p>
      <text:p text:style-name="P6"><text:span text:style-name="T16"/></text:p>
      <text:p text:style-name="P1"><text:soft-page-break/><text:span text:style-name="T9">Chatbot: </text:span><text:span text:style-name="T15">The patient is confirmed to have pulmonary embolism (PE) based on the CTPA result ("Pulmonary embolism": yes). The clinical metrics show a PESI score of 61 (Class I), which usually indicates low risk, but the simplified PESI (sPESI) is 1, which classifies the patient as high risk. The early mortality risk is intermediate-low. The patient is young (31 years old), male, with no history of cancer, heart failure, COPD, or chronic cardiopulmonary disease. Vital signs show borderline low-normal blood pressure (SBP 112 mmHg), tachycardia (HR 110), mild tachypnea (RR 23), mild hypoxia (O2 sat 91%), and low-grade fever (38.0°C). There is no altered mental status or hypoperfusion data (missing).</text:span></text:p>
      <text:p text:style-name="P2">No absolute or relative contraindications for thrombolysis are present.</text:p>
      <text:p text:style-name="P2">Echocardiographic parameters and biomarkers (troponin, NT-proBNP) are not available, which are important to assess right ventricular (RV) dysfunction and myocardial injury, key factors in risk stratification and treatment decisions in PE.</text:p>
      <text:p text:style-name="P2">Given the confirmed PE and intermediate-low early mortality risk but sPESI high risk, it is important to clarify the presence or absence of RV dysfunction and myocardial injury to guide treatment intensity (anticoagulation alone vs. thrombolysis or advanced therapies).</text:p>
      <text:p text:style-name="P2">Since these data are not available, I should recommend performing echocardiography and biomarker tests (troponin, NT-proBNP) to complete risk stratification.</text:p>
      <text:p text:style-name="P2">Also, hypoperfusion status is missing, which is important to assess hemodynamic stability.</text:p>
      <text:p text:style-name="P2"/>
      <text:p text:style-name="P2">Therefore, I will request the missing clinical data of hypoperfusion to better understand the patient's hemodynamic status.</text:p>
      <text:p text:style-name="Text_20_body">Missing Patient Data: Hypoperfusion</text:p>
      <text:p text:style-name="Text_20_body"/>
      <text:p text:style-name="P3"><text:span text:style-name="T9">Chatbot: </text:span><text:span text:style-name="T15">Please provide a value for the missing parameter: 'Hypoperfusion'. If you cannot provide the value, indicate 'unknown': </text:span></text:p>
      <text:p text:style-name="P3"><text:span text:style-name="T15"/></text:p>
      <text:p text:style-name="P3"><text:span text:style-name="T11">User</text:span><text:span text:style-name="T9">: </text:span><text:span text:style-name="T17">No</text:span></text:p>
      <text:p text:style-name="P3"/>
      <text:p text:style-name="P1"><text:span text:style-name="T9">Chatbot: </text:span><text:span text:style-name="T15">The patient is a confirmed PE case (Pulmonary embolism in CTPA: yes). The clinical risk assessment shows:</text:span></text:p>
      <text:p text:style-name="P2">- PESI Value: 61 (Class I)</text:p>
      <text:p text:style-name="P2">- sPESI Value: 1 (High)</text:p>
      <text:p text:style-name="P2">- Early Mortality Risk: Intermediate-low</text:p>
      <text:p text:style-name="P2"/>
      <text:p text:style-name="P2">Vital signs show no hemodynamic instability (SBP 112 mmHg, no hypoperfusion, no altered mental status). Heart rate is elevated (110 bpm), respiratory rate mildly elevated (23), oxygen saturation is low (91%), and temperature is 38.0°C (fever).</text:p>
      <text:p text:style-name="P2"><text:soft-page-break/>No absolute or relative contraindications for thrombolysis are present.</text:p>
      <text:p text:style-name="P2">Echocardiographic parameters and cardiac biomarkers (troponin, NT-proBNP) are not available.</text:p>
      <text:p text:style-name="P2">According to the guidelines retrieved:</text:p>
      <text:p text:style-name="P2">- Patients without hemodynamic instability but with sPESI ≥1 and PESI class I are classified as intermediate-risk PE.</text:p>
      <text:p text:style-name="P2">- Intermediate-low risk is defined by the absence of both RV dysfunction and elevated cardiac biomarkers or presence of only one of these.</text:p>
      <text:p text:style-name="P2">- Intermediate-high risk requires both RV dysfunction and elevated cardiac biomarkers.</text:p>
      <text:p text:style-name="P2">- The patient’s risk is intermediate-low based on clinical scores but we lack imaging and biomarker data to refine risk stratification.</text:p>
      <text:p text:style-name="P2"/>
      <text:p text:style-name="P2">Given the lack of echocardiographic and biomarker data, it is important to recommend performing these tests to better stratify risk and guide treatment.</text:p>
      <text:p text:style-name="P2">Treatment for intermediate-low risk PE generally involves anticoagulation and hospitalization for monitoring.</text:p>
      <text:p text:style-name="P2">Since no contraindications for thrombolysis exist, if the patient deteriorates or is intermediate-high risk, reperfusion therapy could be considered.</text:p>
      <text:p text:style-name="P2">Next, I will retrieve guideline information on:</text:p>
      <text:p text:style-name="P2">- Recommended treatment for intermediate-low risk PE patients.</text:p>
      <text:p text:style-name="P1"><text:span text:style-name="T15"/></text:p>
      <text:p text:style-name="P5"><text:span text:style-name="T15">Retrieval Call: query = (treatment recommendations for intermediate-low risk pulmonary embolism), top_k = 3, top_k_rerank = 2 <text:line-break/></text:span></text:p>
      <text:p text:style-name="P1"><text:span text:style-name="T9">Chatbot: </text:span><text:span text:style-name="T15">The patient is a 31-year-old male with confirmed pulmonary embolism (PE) on CTPA. The patient is hemodynamically stable (SBP 112 mmHg, no hypoperfusion, no altered mental status). The PESI score is 61 (Class I), which corresponds to low risk, but the sPESI is 1, which is classified as high risk. The early mortality risk is intermediate-low.</text:span></text:p>
      <text:p text:style-name="P2">The patient has no absolute or relative contraindications for thrombolysis.</text:p>
      <text:p text:style-name="P2">However, key imaging and laboratory parameters that help further risk stratify the patient are missing or not available:</text:p>
      <text:p text:style-name="P2">- Echocardiographic signs of right ventricular (RV) dysfunction (all echocardiographic parameters are "Not Available").</text:p>
      <text:p text:style-name="P2">- RV/LV diameter ratio on CTPA is "Not Available".</text:p>
      <text:p text:style-name="P2">- Cardiac biomarkers (troponin and NT-proBNP) are "Not Available".</text:p>
      <text:p text:style-name="P2">- Renal function (creatinine, CrCl) is "Not Available".</text:p>
      <text:p text:style-name="P2"/>
      <text:p text:style-name="P2"><text:soft-page-break/>According to the guidelines retrieved:</text:p>
      <text:p text:style-name="P2">- In hemodynamically stable patients, risk stratification should be refined by assessing RV dysfunction (echocardiography or CTPA) and cardiac biomarkers (troponin).</text:p>
      <text:p text:style-name="P2">- Patients with intermediate-low risk PE (like this patient) should be hospitalized and treated with anticoagulation.</text:p>
      <text:p text:style-name="P2">- Routine thrombolysis is not recommended in intermediate-low risk patients.</text:p>
      <text:p text:style-name="P2">- Echocardiographic and biomarker data are important to distinguish intermediate-low from intermediate-high risk, which affects monitoring intensity and treatment decisions.</text:p>
      <text:p text:style-name="P2">- Since these data are missing, it is important to recommend performing echocardiography and cardiac biomarker testing to better stratify risk and guide management.</text:p>
      <text:p text:style-name="P2"/>
      <text:p text:style-name="P2">Given the patient’s current data, the patient is likely intermediate-low risk but this cannot be confirmed without echocardiographic and biomarker data.</text:p>
      <text:p text:style-name="P2">Renal function is important to select the appropriate anticoagulant and dose.</text:p>
      <text:p text:style-name="P2">Therefore, I will request the missing clinical data that are available (not imaging or lab tests that are "Not Available"):</text:p>
      <text:p text:style-name="P2">- None of the missing parameters are available to request except those marked "missing" (none in this case).</text:p>
      <text:p text:style-name="P2">Since echocardiography and cardiac biomarkers are "Not Available," I cannot request them but should recommend performing these tests.</text:p>
      <text:p text:style-name="P2">Similarly, renal function labs are "Not Available," so I should recommend performing these labs to guide anticoagulation choice.</text:p>
      <text:p text:style-name="P2">Summary of next steps:</text:p>
      <text:p text:style-name="P2">- Recommend performing transthoracic echocardiography to assess RV function.</text:p>
      <text:p text:style-name="P2">- Recommend performing cardiac troponin and NT-proBNP tests.</text:p>
      <text:p text:style-name="P2">- Recommend performing renal function tests (creatinine, CrCl).</text:p>
      <text:p text:style-name="P2">- Based on current data, start anticoagulation as per guidelines for intermediate-low risk PE.</text:p>
      <text:p text:style-name="P2">- Monitor patient clinically.</text:p>
      <text:p text:style-name="P2">No absolute or relative contraindications to anticoagulation or thrombolysis are present.</text:p>
      <text:p text:style-name="P2">I will now retrieve from the guidelines the recommended anticoagulation treatment options and doses for intermediate-low risk PE patients, including considerations for renal function and NOAC use.</text:p>
      <text:p text:style-name="P2"/>
      <text:p text:style-name="P2">Retrieval Call: query = (anticoagulation treatment recommendations for intermediate-low risk pulmonary embolism, including drug choices and dosing considerations), top_k = 3, top_k_rerank = 2</text:p>
      <text:p text:style-name="P3"><text:soft-page-break/><text:span text:style-name="T13">Chatbot: </text:span><text:span text:style-name="T19">The patient is a 31-year-old male with confirmed pulmonary embolism (PE) on CTPA. The patient is hemodynamically stable (SBP 112 mmHg, no hypoperfusion, no altered mental status). The PESI score is 61 (Class I), which corresponds to low risk by PESI classification, but the sPESI is 1, which is classified as high risk by sPESI. The early mortality risk is intermediate-low.</text:span></text:p>
      <text:p text:style-name="Text_20_body">The patient has no absolute or relative contraindications for thrombolysis.</text:p>
      <text:p text:style-name="Text_20_body">However, key parameters for further risk stratification are missing or not available:</text:p>
      <text:p text:style-name="Text_20_body">- Echocardiographic signs of right ventricular (RV) dysfunction are not available.</text:p>
      <text:p text:style-name="Text_20_body">- Cardiac biomarkers (troponin, NT-proBNP) are not available.</text:p>
      <text:p text:style-name="Text_20_body">- Renal function (creatinine, CrCl) is not available.</text:p>
      <text:p text:style-name="Text_20_body"/>
      <text:p text:style-name="Text_20_body">According to the guidelines retrieved:</text:p>
      <text:p text:style-name="Text_20_body">- In hemodynamically stable patients, risk stratification should be refined by assessing RV dysfunction (by echocardiography or CTPA) and cardiac biomarkers (troponin).</text:p>
      <text:p text:style-name="Text_20_body">- Patients with intermediate-low risk PE (like this patient, given PESI I but sPESI 1 and intermediate-low mortality risk) should be hospitalized and treated with anticoagulation.</text:p>
      <text:p text:style-name="Text_20_body">- Routine primary reperfusion (thrombolysis) is not recommended in intermediate-low risk patients.</text:p>
      <text:p text:style-name="Text_20_body">- Anticoagulation should be started promptly, preferably with LMWH or fondaparinux initially, then switched to oral anticoagulants (NOACs preferred if no contraindications).</text:p>
      <text:p text:style-name="Text_20_body">- Renal function is important to guide anticoagulant choice and dosing.</text:p>
      <text:p text:style-name="Text_20_body">- Echocardiography and troponin testing are important to confirm risk category and guide monitoring.</text:p>
      <text:p text:style-name="Text_20_body"/>
      <text:p text:style-name="Text_20_body">Given that echocardiographic RV dysfunction and troponin status are not available, and these are important for risk stratification and management, it is necessary to recommend performing these tests.</text:p>
      <text:p text:style-name="Text_20_body">Renal function is also important to guide anticoagulation choice and dosing, so it should be assessed.</text:p>
      <text:p text:style-name="Text_20_body">Since these parameters are "Not Available" and cannot be requested via the Missing Patient Data tool, I will recommend performing echocardiography, troponin testing, and renal function tests.</text:p>
      <text:p text:style-name="Text_20_body">No absolute or relative contraindications for thrombolysis are present, but given the intermediate-low risk, thrombolysis is not indicated.</text:p>
      <text:p text:style-name="Text_20_body">Summary of next steps:</text:p>
      <text:p text:style-name="Text_20_body">- Recommend performing transthoracic echocardiography to assess RV function.</text:p>
      <text:p text:style-name="Text_20_body">- Recommend measuring cardiac troponin.</text:p>
      <text:p text:style-name="Text_20_body">- Recommend measuring renal function (creatinine, CrCl).</text:p>
      <text:p text:style-name="Text_20_body"><text:soft-page-break/>- Start anticoagulation promptly (LMWH or fondaparinux preferred initially).</text:p>
      <text:p text:style-name="Text_20_body">- Hospitalize the patient for monitoring given intermediate-low risk.</text:p>
      <text:p text:style-name="Text_20_body">- Monitor for signs of hemodynamic deterioration.</text:p>
      <text:p text:style-name="Text_20_body"/>
      <text:p text:style-name="Text_20_body">No missing clinical data can be requested now, so I will proceed to finalize recommendations based on available data and guideline information.</text:p>
      <text:p text:style-name="P1"><text:span text:style-name="T9">-------------------------------------------- </text:span><text:span text:style-name="T11">F</text:span><text:span text:style-name="T12">inal Recommendations</text:span><text:span text:style-name="T11"> </text:span><text:span text:style-name="T10">-------------------------------------------</text:span></text:p>
      <text:p text:style-name="P1"><text:span text:style-name="T9">Chatbot: <text:line-break/><text:line-break/></text:span><text:span text:style-name="T17">Final Recommendations:</text:span></text:p>
      <text:p text:style-name="P1">- Patient State: </text:p>
      <text:p text:style-name="Text_20_body">31-year-old male patient with confirmed pulmonary embolism (PE) on CTPA. Hemodynamically stable (SBP 112 mmHg, no hypoperfusion), tachycardic (HR 110 bpm), mildly tachypneic (RR 23), febrile (38.0ºC), and mildly hypoxemic (O2 saturation 91%). PESI score 61 (Class I), but simplified PESI (sPESI) is 1 (high risk). No history of cancer, heart failure, COPD, or chronic cardiopulmonary disease. No absolute or relative contraindications to anticoagulation or thrombolysis. Echocardiographic parameters and cardiac biomarkers (troponin, NT-proBNP) are not available.</text:p>
      <text:p text:style-name="Text_20_body"/>
      <text:p text:style-name="Text_20_body">- Diagnosis: </text:p>
      <text:p text:style-name="Text_20_body">Confirmed acute pulmonary embolism without hemodynamic instability. Risk stratification places the patient in the intermediate-low risk category based on PESI I but sPESI ≥1 and absence of available RV dysfunction or biomarker data. Given missing echocardiographic and biomarker data, further risk stratification is incomplete.</text:p>
      <text:p text:style-name="Text_20_body">- Recommendations:</text:p>
      <text:p text:style-name="Text_20_body">1. Immediate Anticoagulation:</text:p>
      <text:p text:style-name="Text_20_body">- Initiate anticoagulation without delay (Class I, Level C). </text:p>
      <text:p text:style-name="Text_20_body">- Preferred initial anticoagulants are weight-adjusted low-molecular-weight heparin (LMWH) or fondaparinux over unfractionated heparin (UFH), given the patient’s stable status and no renal impairment data suggesting otherwise (Class I, Level A). </text:p>
      <text:p text:style-name="Text_20_body">- Suggested LMWH dosing (e.g., enoxaparin): 1 mg/kg subcutaneously every 12 hours (approximately 96 kg → 96 mg every 12 hours). </text:p>
      <text:p text:style-name="Text_20_body">- Alternatively, if oral anticoagulation is preferred and no contraindications exist, a NOAC such as apixaban or rivaroxaban can be considered after initial parenteral anticoagulation or as a single-drug approach per local protocols (Class I, Level A). </text:p>
      <text:p text:style-name="Text_20_body">- Monitor renal function to adjust dosing if needed.</text:p>
      <text:p text:style-name="Text_20_body">2. Hospitalization and Monitoring: </text:p>
      <text:p text:style-name="Text_20_body"><text:soft-page-break/>- Given the intermediate-low risk classification (PESI I but sPESI 1), hospitalization is recommended for close monitoring (Class I, Level B). </text:p>
      <text:p text:style-name="Text_20_body">- The patient should be observed for early signs of hemodynamic deterioration, especially within the first 48-72 hours.</text:p>
      <text:p text:style-name="Text_20_body">3. Further Risk Stratification with Imaging and Biomarkers:</text:p>
      <text:p text:style-name="Text_20_body">- Perform transthoracic echocardiography (TTE) to assess for right ventricular (RV) dysfunction, including RV/LV diameter ratio, TAPSE, McConnell sign, and IVC diameter/collapsibility (Class IIa, Level B). </text:p>
      <text:p text:style-name="Text_20_body">- Obtain cardiac biomarkers: high-sensitivity troponin and NT-proBNP to evaluate myocardial injury and strain (Class IIa, Level B). </text:p>
      <text:p text:style-name="Text_20_body">- These tests are critical to refine risk stratification and guide management, as presence of RV dysfunction and elevated biomarkers would upgrade risk to intermediate-high, warranting closer monitoring and consideration of rescue reperfusion if deterioration occurs.</text:p>
      <text:p text:style-name="Text_20_body">4. Avoid Routine Primary Thrombolysis:</text:p>
      <text:p text:style-name="Text_20_body">- Routine systemic thrombolysis is not recommended in intermediate-low risk PE due to unfavorable risk-benefit ratio (Class III, Level B). </text:p>
      <text:p text:style-name="Text_20_body">- Thrombolytic therapy should be reserved for patients who develop hemodynamic instability or clinical deterioration despite anticoagulation (Class I, Level B).</text:p>
      <text:p text:style-name="Text_20_body">5. Supportive Care: </text:p>
      <text:p text:style-name="Text_20_body">- Provide supplemental oxygen to maintain saturation &gt;92%. </text:p>
      <text:p text:style-name="Text_20_body">- Monitor vital signs frequently, including blood pressure, heart rate, respiratory rate, and oxygen saturation. </text:p>
      <text:p text:style-name="Text_20_body">- Manage fever and other symptoms as appropriate.</text:p>
      <text:p text:style-name="Text_20_body">6. Patient Education and Discharge Planning:</text:p>
      <text:p text:style-name="Text_20_body">- Once stabilized and if no signs of deterioration, consider transition to oral anticoagulation with a NOAC or vitamin K antagonist per local protocols and patient factors. </text:p>
      <text:p text:style-name="Text_20_body">- Ensure patient has adequate social support and access to medical care before discharge.</text:p>
      <text:p text:style-name="P12"/>
      <text:p text:style-name="Text_20_body">- Summary: </text:p>
      <text:p text:style-name="Text_20_body">This 31-year-old male with confirmed PE is hemodynamically stable but has an intermediate-low risk profile based on clinical scores and incomplete imaging/biomarker data. Immediate anticoagulation with LMWH or fondaparinux is indicated, along with hospitalization for monitoring. Echocardiography and cardiac biomarkers should be obtained promptly to refine risk stratification. Routine thrombolysis is contraindicated at this stage. Close observation is essential to detect early hemodynamic deterioration, at which point rescue reperfusion therapies should be considered. This approach aligns with current guideline recommendations prioritizing safety and evidence-based management.</text:p>
      <text:p text:style-name="P1"><text:soft-page-break/>###### Detected Hallucinations: ######</text:p>
      <text:p text:style-name="P5"><text: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officeooo:rsid="0006382b"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20:28:31.734000000</meta:creation-date>
    <dc:date>2025-05-23T13:04:00.269000000</dc:date>
    <meta:editing-duration>PT12H55M25S</meta:editing-duration>
    <meta:editing-cycles>6</meta:editing-cycles>
    <meta:generator>LibreOffice/7.6.2.1$Windows_X86_64 LibreOffice_project/56f7684011345957bbf33a7ee678afaf4d2ba333</meta:generator>
    <meta:document-statistic meta:table-count="0" meta:image-count="0" meta:object-count="0" meta:page-count="14" meta:paragraph-count="278" meta:word-count="3554" meta:character-count="23984" meta:non-whitespace-character-count="20708"/>
  </office:meta>
</office:document-meta>
</file>